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rial" officeooo:rsid="000c2cb8" officeooo:paragraph-rsid="000c2cb8"/>
    </style:style>
    <style:style style:name="P2" style:family="paragraph" style:parent-style-name="Standard" style:list-style-name="L1">
      <style:text-properties style:font-name="Arial" officeooo:rsid="000c2cb8" officeooo:paragraph-rsid="000c2cb8"/>
    </style:style>
    <style:style style:name="P3" style:family="paragraph" style:parent-style-name="Standard" style:list-style-name="L2">
      <style:text-properties style:font-name="Arial" officeooo:rsid="000c2cb8" officeooo:paragraph-rsid="000c2cb8"/>
    </style:style>
    <style:style style:name="P4" style:family="paragraph" style:parent-style-name="Standard" style:list-style-name="L1">
      <style:text-properties style:font-name="Arial" officeooo:rsid="000d31cb" officeooo:paragraph-rsid="000d31cb"/>
    </style:style>
    <style:style style:name="P5" style:family="paragraph" style:parent-style-name="Standard" style:list-style-name="L1">
      <style:text-properties style:font-name="Arial" officeooo:rsid="000d31cb" officeooo:paragraph-rsid="00179326"/>
    </style:style>
    <style:style style:name="P6" style:family="paragraph" style:parent-style-name="Standard" style:list-style-name="L1">
      <style:text-properties style:font-name="Arial" officeooo:rsid="00106581" officeooo:paragraph-rsid="00106581"/>
    </style:style>
    <style:style style:name="P7" style:family="paragraph" style:parent-style-name="Standard" style:list-style-name="L1">
      <style:text-properties style:font-name="Arial" officeooo:rsid="0013626b" officeooo:paragraph-rsid="0013626b"/>
    </style:style>
    <style:style style:name="P8" style:family="paragraph" style:parent-style-name="Standard" style:list-style-name="L1">
      <style:text-properties style:font-name="Arial" officeooo:rsid="00147356" officeooo:paragraph-rsid="00147356"/>
    </style:style>
    <style:style style:name="P9" style:family="paragraph" style:parent-style-name="Standard" style:list-style-name="L1">
      <style:text-properties style:font-name="Arial" officeooo:rsid="001613e4" officeooo:paragraph-rsid="001613e4"/>
    </style:style>
    <style:style style:name="P10" style:family="paragraph" style:parent-style-name="Standard" style:list-style-name="L2">
      <style:text-properties style:font-name="Arial" officeooo:rsid="00166f60" officeooo:paragraph-rsid="00166f60"/>
    </style:style>
    <style:style style:name="P11" style:family="paragraph" style:parent-style-name="Standard" style:list-style-name="L1">
      <style:text-properties style:font-name="Arial" officeooo:rsid="00179326" officeooo:paragraph-rsid="00179326"/>
    </style:style>
    <style:style style:name="T1" style:family="text">
      <style:text-properties officeooo:rsid="00106581"/>
    </style:style>
    <style:style style:name="T2" style:family="text">
      <style:text-properties officeooo:rsid="0017932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ste des achievements atteints :</text:p>
      <text:list xml:id="list2257239317" text:style-name="L1">
        <text:list-item>
          <text:p text:style-name="P2">Jeu en solo dans la console Netbeans</text:p>
          <text:list>
            <text:list-item>
              <text:p text:style-name="P5">Le jeu était dans un premier temps jouable dans la console</text:p>
            </text:list-item>
            <text:list-item>
              <text:p text:style-name="P5"><text:span text:style-name="T2">L</text:span>e joueur sais<text:span text:style-name="T2">it</text:span> la direction souhaitée et les grilles s’affich<text:span text:style-name="T2">ent</text:span> dans la console, avec <text:span text:style-name="T2">le nombre de déplacements, </text:span>le score et la valeur maximale du cube</text:p>
            </text:list-item>
            <text:list-item>
              <text:p text:style-name="P11">Une fois l’interface graphique mise en place, le jeu dans le console devient accessible depuis le menu Partie &gt; Partie dans la console, cela réinitialise la partie et en lance une nouvelle dans la console. Une option permet à tout moment d’interrompre la partie et de retourner dans l’interface graphique</text:p>
            </text:list-item>
          </text:list>
        </text:list-item>
        <text:list-item>
          <text:p text:style-name="P2">Jeu en solo avec interface graphique en JavaFX au clavier et/ou à la souris</text:p>
          <text:list>
            <text:list-item>
              <text:p text:style-name="P4">Nous avons ensuite développé l’interface graphique</text:p>
            </text:list-item>
            <text:list-item>
              <text:p text:style-name="P4">Le jeu est jouable via cette interface</text:p>
            </text:list-item>
            <text:list-item>
              <text:p text:style-name="P4">On peut jouer uniquement au clavier : Z → vers le haut, S → vers l’arrière, Q → vers la gauche, D → vers la droite, A → vers l’avant, E → vers l’arrière, Espace → lancer la partie</text:p>
            </text:list-item>
            <text:list-item>
              <text:p text:style-name="P4">La souris sert à interagir avec le reste de l’interface : se connecter/déconnecter, s’inscrire, sauvegarder/charger, recommencer, changer de thème, <text:span text:style-name="T1">consulter l’historique de partie et le classement</text:span></text:p>
            </text:list-item>
            <text:list-item>
              <text:p text:style-name="P6">Certains éléments comme le changement de thème, la sauvegarde/recharge et l’historique ne sont disponibles que si le joueur se connecte</text:p>
            </text:list-item>
          </text:list>
        </text:list-item>
        <text:list-item>
          <text:p text:style-name="P2">Possibilité de recharger la partie qui était en cours lors du précédent lancement du jeu</text:p>
          <text:list>
            <text:list-item>
              <text:p text:style-name="P7">Un joueur connecté peut à tout moment sauvegarder sa partie, sauvegardée dans un fichier NomDuJoueur.save</text:p>
            </text:list-item>
            <text:list-item>
              <text:p text:style-name="P7">Lorsque le joueur se reconnecte, et si il ne relance pas de partie, il peut recharger cette dernière</text:p>
            </text:list-item>
            <text:list-item>
              <text:p text:style-name="P7">Si il gagne cette partie, la sauvegarde est supprimée</text:p>
            </text:list-item>
            <text:list-item>
              <text:p text:style-name="P7">Sauvegarder une autre partie écrasera la partie précédemment sauvegardée</text:p>
            </text:list-item>
            <text:list-item>
              <text:p text:style-name="P8">Un joueur peut tout à fait faire plusieurs parties avant de reprendre sa sauvegarde</text:p>
            </text:list-item>
          </text:list>
        </text:list-item>
        <text:list-item>
          <text:p text:style-name="P2">Possibilité de changer la charte de l’interface graphique</text:p>
          <text:list>
            <text:list-item>
              <text:p text:style-name="P8">Le jeu dispose de trois thèmes : un thème basique proche du jeu original, un thème kawaii/fantaisie et un thème sombre/sci-fi</text:p>
            </text:list-item>
            <text:list-item>
              <text:p text:style-name="P9">Le changement de thème se fait via un bouton qui permet de tourner entre de les trois thèmes et qui est visible uniquement lorsqu’un joueur est connecté</text:p>
            </text:list-item>
          </text:list>
        </text:list-item>
        <text:list-item>
          <text:p text:style-name="P2">Possibilité de voir votre classement parmi les joueurs de l’application</text:p>
          <text:list>
            <text:list-item>
              <text:p text:style-name="P9">Fonctionne uniquement en local avec les joueurs ayant créer un compte sur la machine</text:p>
            </text:list-item>
            <text:list-item>
              <text:p text:style-name="P9">La base de donnée fonctionne également sur un serveur local (la machine) et permet de sauvegarder les comptes de joueurs (avec leur nom, leur mot de passe, ainsi que leur meilleur temps, meilleur nombre de déplacements et meilleur score) et de sauvegarder les parties terminées (aussi bien gagnées que <text:s/>perdues) des joueurs (avec le nom du joueur, le nombre de déplacements, le temps, le score et la valeur maximale atteinte)</text:p>
            </text:list-item>
          </text:list>
        </text:list-item>
      </text:list>
      <text:p text:style-name="P1"/>
      <text:p text:style-name="P1">Achievements abandonnés :</text:p>
      <text:list xml:id="list2100476643" text:style-name="L2">
        <text:list-item>
          <text:p text:style-name="P3">Affichage fluide dans l’interface graphique avec des Threads</text:p>
          <text:list>
            <text:list-item>
              <text:p text:style-name="P10">Abandons après plusieurs tentatives infructueuses qui rendaient le jeu injouable car les cases disparaissaient et se déplaçaient presque aléatoiremen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8T15:23:09.102248284</meta:creation-date>
    <dc:date>2019-12-08T17:58:39.834387804</dc:date>
    <meta:editing-duration>PT2H3M57S</meta:editing-duration>
    <meta:editing-cycles>9</meta:editing-cycles>
    <meta:generator>LibreOffice/6.2.8.2$MacOSX_X86_64 LibreOffice_project/f82ddfca21ebc1e222a662a32b25c0c9d20169ee</meta:generator>
    <meta:document-statistic meta:table-count="0" meta:image-count="0" meta:object-count="0" meta:page-count="1" meta:paragraph-count="26" meta:word-count="495" meta:character-count="2933" meta:non-whitespace-character-count="2487"/>
  </office:meta>
</office:document-meta>
</file>